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A9B823C8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draw:fill="bitmap" draw:fill-image-name="ext2" draw:fill-image-width="0cm" draw:fill-image-height="0cm" style:repeat="no-repeat"/>
    </style:style>
    <style:style style:name="gr1" style:family="graphic" style:parent-style-name="standard">
      <style:graphic-properties draw:stroke="none" draw:fill="none" fo:min-height="0.489cm"/>
    </style:style>
    <style:style style:name="gr2" style:family="graphic" style:parent-style-name="standard">
      <style:graphic-properties draw:stroke="none" svg:stroke-color="#000000" draw:fill="none" draw:fill-color="#ffffff" draw:fill-image-name="ext2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cm" draw:marker-start-width="0.2cm" draw:marker-end-width="0.2cm" draw:fill="bitmap" draw:fill-image-name="ext2" draw:fill-image-width="0cm" draw:fill-image-height="0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pole">
      <style:graphic-properties fo:min-height="0.14cm"/>
    </style:style>
    <style:style style:name="P1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2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star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3.25cm" svg:height="0.739cm" svg:x="1.9cm" svg:y="3.193cm">
          <draw:text-box>
            <text:p text:style-name="P1"><text:span text:style-name="T1">Block Group 0</text:span></text:p>
          </draw:text-box>
        </draw:frame>
        <draw:frame draw:style-name="gr1" draw:text-style-name="P1" draw:layer="layout" svg:width="3.25cm" svg:height="0.739cm" svg:x="6.26cm" svg:y="3.193cm">
          <draw:text-box>
            <text:p text:style-name="P1"><text:span text:style-name="T1">Block Group 1</text:span></text:p>
          </draw:text-box>
        </draw:frame>
        <draw:frame draw:style-name="gr1" draw:text-style-name="P1" draw:layer="layout" svg:width="3.25cm" svg:height="0.739cm" svg:x="10.62cm" svg:y="3.193cm">
          <draw:text-box>
            <text:p text:style-name="P1"><text:span text:style-name="T1">Block Group 2</text:span></text:p>
          </draw:text-box>
        </draw:frame>
        <draw:frame draw:style-name="gr1" draw:text-style-name="P1" draw:layer="layout" svg:width="3.5cm" svg:height="0.739cm" svg:x="19.34cm" svg:y="3.193cm">
          <draw:text-box>
            <text:p text:style-name="P1"><text:span text:style-name="T1">Block Group N-1</text:span></text:p>
          </draw:text-box>
        </draw:frame>
        <draw:frame draw:style-name="gr1" draw:text-style-name="P1" draw:layer="layout" svg:width="3.25cm" svg:height="0.739cm" svg:x="23.95cm" svg:y="3.193cm">
          <draw:text-box>
            <text:p text:style-name="P1"><text:span text:style-name="T1">Block Group N</text:span></text:p>
          </draw:text-box>
        </draw:frame>
        <draw:frame draw:style-name="gr1" draw:text-style-name="P1" draw:layer="layout" svg:width="3.25cm" svg:height="0.739cm" svg:x="14.98cm" svg:y="3.193cm">
          <draw:text-box>
            <text:p text:style-name="P1"><text:span text:style-name="T1">…</text:span></text:p>
          </draw:text-box>
        </draw:frame>
        <draw:frame draw:style-name="gr2" draw:text-style-name="P2" draw:layer="layout" svg:width="3.516cm" svg:height="0.81cm" svg:x="12.652cm" svg:y="1.581cm">
          <draw:text-box>
            <text:p><text:span text:style-name="T2">ext2 filesystem</text:span></text:p>
          </draw:text-box>
        </draw:frame>
        <draw:frame draw:style-name="pole" draw:layer="layout" svg:width="3.375cm" svg:height="1.331cm" svg:x="17.325cm" svg:y="6.416cm">
          <draw:text-box>
            <text:p text:style-name="P3">Copy of </text:p>
            <text:p text:style-name="P3">Super Block &amp;</text:p>
            <text:p text:style-name="P3">Group Desc.Table</text:p>
          </draw:text-box>
        </draw:frame>
        <draw:frame draw:style-name="pole" draw:layer="layout" svg:width="2.15cm" svg:height="0.611cm" svg:x="1.35cm" svg:y="6.776cm">
          <draw:text-box>
            <text:p text:style-name="P4">Super Block</text:p>
          </draw:text-box>
        </draw:frame>
        <draw:frame draw:style-name="pole" draw:layer="layout" svg:width="2.525cm" svg:height="1.331cm" svg:x="3.35cm" svg:y="6.416cm">
          <draw:text-box>
            <text:p text:style-name="P3">Block Group </text:p>
            <text:p text:style-name="P3">Descriptor</text:p>
            <text:p text:style-name="P3">Table</text:p>
          </draw:text-box>
        </draw:frame>
        <draw:frame draw:style-name="pole" draw:layer="layout" svg:width="2.525cm" svg:height="0.971cm" svg:x="5.926cm" svg:y="6.596cm">
          <draw:text-box>
            <text:p text:style-name="P3">Data Block</text:p>
            <text:p text:style-name="P3">Bitmap</text:p>
          </draw:text-box>
        </draw:frame>
        <draw:frame draw:name="Výchozí" draw:style-name="pole" draw:layer="layout" svg:width="2.659cm" svg:height="0.971cm" svg:x="3.05cm" svg:y="8.876cm">
          <draw:text-box>
            <text:p text:style-name="P3">Descriptor of</text:p>
            <text:p text:style-name="P3">Block Group 0</text:p>
          </draw:text-box>
        </draw:frame>
        <draw:frame draw:name="Výchozí" draw:style-name="pole" draw:layer="layout" svg:width="2.659cm" svg:height="0.971cm" svg:x="5.251cm" svg:y="8.876cm">
          <draw:text-box>
            <text:p text:style-name="P3">Descriptor of</text:p>
            <text:p text:style-name="P3">Block Group 1</text:p>
          </draw:text-box>
        </draw:frame>
        <draw:frame draw:name="Výchozí" draw:style-name="pole" draw:layer="layout" svg:width="2.659cm" svg:height="0.971cm" svg:x="8.351cm" svg:y="8.876cm">
          <draw:text-box>
            <text:p text:style-name="P3">Descriptor of</text:p>
            <text:p text:style-name="P3">Block Group N</text:p>
          </draw:text-box>
        </draw:frame>
        <draw:frame draw:style-name="pole" draw:layer="layout" svg:width="2.525cm" svg:height="0.971cm" svg:x="8.427cm" svg:y="6.596cm">
          <draw:text-box>
            <text:p text:style-name="P3">Inode</text:p>
            <text:p text:style-name="P3">Bitmap</text:p>
          </draw:text-box>
        </draw:frame>
        <draw:frame draw:style-name="pole" draw:layer="layout" svg:width="2.525cm" svg:height="0.971cm" svg:x="11.028cm" svg:y="6.596cm">
          <draw:text-box>
            <text:p text:style-name="P3">Inode</text:p>
            <text:p text:style-name="P3">Table</text:p>
          </draw:text-box>
        </draw:frame>
        <draw:frame draw:style-name="pole" draw:layer="layout" svg:width="2.525cm" svg:height="0.971cm" svg:x="20.075cm" svg:y="6.596cm">
          <draw:text-box>
            <text:p text:style-name="P3">Data Block</text:p>
            <text:p text:style-name="P3">Bitmap</text:p>
          </draw:text-box>
        </draw:frame>
        <draw:frame draw:style-name="pole" draw:layer="layout" svg:width="2.525cm" svg:height="0.971cm" svg:x="22.2cm" svg:y="6.596cm">
          <draw:text-box>
            <text:p text:style-name="P3">Inode</text:p>
            <text:p text:style-name="P3">Bitmap</text:p>
          </draw:text-box>
        </draw:frame>
        <draw:frame draw:style-name="pole" draw:layer="layout" svg:width="2.525cm" svg:height="0.971cm" svg:x="24.875cm" svg:y="6.596cm">
          <draw:text-box>
            <text:p>Inode</text:p>
            <text:p>Table</text:p>
          </draw:text-box>
        </draw:frame>
        <draw:frame draw:style-name="pole" draw:layer="layout" svg:width="2.525cm" svg:height="0.611cm" svg:x="14.2cm" svg:y="6.776cm">
          <draw:text-box>
            <text:p text:style-name="P3">Data Blocks</text:p>
          </draw:text-box>
        </draw:frame>
        <draw:frame draw:style-name="pole" draw:layer="layout" svg:width="2.525cm" svg:height="1.331cm" svg:x="2.325cm" svg:y="11.229cm">
          <draw:text-box>
            <text:p text:style-name="P3">Address of</text:p>
            <text:p text:style-name="P3">Data Block</text:p>
            <text:p text:style-name="P3">Bitmap</text:p>
          </draw:text-box>
        </draw:frame>
        <draw:frame draw:style-name="pole" draw:layer="layout" svg:width="2.525cm" svg:height="1.331cm" svg:x="5.026cm" svg:y="11.23cm">
          <draw:text-box>
            <text:p text:style-name="P3">Address of</text:p>
            <text:p text:style-name="P3">Inode</text:p>
            <text:p text:style-name="P3">Bitmap</text:p>
          </draw:text-box>
        </draw:frame>
        <draw:line draw:style-name="gr3" draw:text-style-name="P3" draw:layer="layout" svg:x1="20.375cm" svg:y1="6.5cm" svg:x2="20.375cm" svg:y2="7.75cm">
          <text:p/>
        </draw:line>
        <draw:frame draw:style-name="pole" draw:layer="layout" svg:width="2.525cm" svg:height="1.331cm" svg:x="7.727cm" svg:y="11.231cm">
          <draw:text-box>
            <text:p text:style-name="P3">Address of</text:p>
            <text:p text:style-name="P3">Inode</text:p>
            <text:p text:style-name="P3">Table</text:p>
          </draw:text-box>
        </draw:frame>
        <draw:frame draw:name="Výchozí" draw:style-name="pole" draw:text-style-name="P5" draw:layer="layout" svg:width="3cm" svg:height="2.411cm" svg:x="11.125cm" svg:y="10.125cm">
          <draw:text-box>
            <text:p text:style-name="P5">Attributes</text:p>
            <text:p text:style-name="P5">-Type (file of dir.)</text:p>
            <text:p text:style-name="P5">-Accressrights</text:p>
            <text:p text:style-name="P5">-Owner</text:p>
            <text:p text:style-name="P5">-Size</text:p>
            <text:p text:style-name="P5">-Timestamps</text:p>
          </draw:text-box>
        </draw:frame>
        <draw:frame draw:style-name="pole" draw:layer="layout" svg:width="2.525cm" svg:height="0.971cm" svg:x="11.35cm" svg:y="12.854cm">
          <draw:text-box>
            <text:p text:style-name="P3">Address of</text:p>
            <text:p text:style-name="P3">Data Block 0</text:p>
          </draw:text-box>
        </draw:frame>
        <draw:frame draw:style-name="pole" draw:layer="layout" svg:width="2.525cm" svg:height="0.971cm" svg:x="11.351cm" svg:y="14.355cm">
          <draw:text-box>
            <text:p text:style-name="P3">Address of</text:p>
            <text:p text:style-name="P3">Data Block 11</text:p>
          </draw:text-box>
        </draw:frame>
        <draw:frame draw:style-name="gr4" draw:text-style-name="P3" draw:layer="layout" svg:width="2.525cm" svg:height="0.611cm" svg:x="16.35cm" svg:y="12.625cm">
          <draw:text-box>
            <text:p text:style-name="P3">Data Block 0</text:p>
          </draw:text-box>
        </draw:frame>
        <draw:frame draw:style-name="gr4" draw:text-style-name="P3" draw:layer="layout" svg:width="2.525cm" svg:height="0.611cm" svg:x="16.35cm" svg:y="13.864cm">
          <draw:text-box>
            <text:p text:style-name="P3">Data Block 11</text:p>
          </draw:text-box>
        </draw:frame>
        <draw:frame draw:style-name="gr4" draw:text-style-name="P3" draw:layer="layout" svg:width="3.275cm" svg:height="0.971cm" svg:x="16.05cm" svg:y="15.125cm">
          <draw:text-box>
            <text:p text:style-name="P3">Block with addresses of Data Blocks</text:p>
          </draw:text-box>
        </draw:frame>
        <draw:frame draw:style-name="gr4" draw:text-style-name="P3" draw:layer="layout" svg:width="3.275cm" svg:height="0.971cm" svg:x="20.351cm" svg:y="17.026cm">
          <draw:text-box>
            <text:p text:style-name="P3">Block with addresses of Data Blocks</text:p>
          </draw:text-box>
        </draw:frame>
        <draw:frame draw:style-name="gr4" draw:text-style-name="P3" draw:layer="layout" svg:width="3.275cm" svg:height="0.971cm" svg:x="20.352cm" svg:y="18.227cm">
          <draw:text-box>
            <text:p text:style-name="P3">Block with addresses of Data Blocks</text:p>
          </draw:text-box>
        </draw:frame>
        <draw:frame draw:style-name="gr4" draw:text-style-name="P3" draw:layer="layout" svg:width="3.275cm" svg:height="2.051cm" svg:x="16.051cm" svg:y="16.426cm">
          <draw:text-box>
            <text:p text:style-name="P3">Block with addresses of <text:s/>Blocks with addresses of Data Blocks</text:p>
            <text:p text:style-name="P3"/>
          </draw:text-box>
        </draw:frame>
        <draw:frame draw:style-name="gr4" draw:text-style-name="P3" draw:layer="layout" svg:width="2.525cm" svg:height="0.611cm" svg:x="20.725cm" svg:y="14.514cm">
          <draw:text-box>
            <text:p text:style-name="P3">Data Block</text:p>
          </draw:text-box>
        </draw:frame>
        <draw:frame draw:style-name="gr4" draw:text-style-name="P3" draw:layer="layout" svg:width="2.525cm" svg:height="0.611cm" svg:x="20.725cm" svg:y="15.775cm">
          <draw:text-box>
            <text:p text:style-name="P3">Data Block</text:p>
          </draw:text-box>
        </draw:frame>
        <draw:frame draw:style-name="gr4" draw:text-style-name="P3" draw:layer="layout" svg:width="2.525cm" svg:height="0.611cm" svg:x="24.725cm" svg:y="16cm">
          <draw:text-box>
            <text:p text:style-name="P3">Data Block</text:p>
          </draw:text-box>
        </draw:frame>
        <draw:frame draw:style-name="gr4" draw:text-style-name="P3" draw:layer="layout" svg:width="2.525cm" svg:height="0.611cm" svg:x="24.75cm" svg:y="17.15cm">
          <draw:text-box>
            <text:p text:style-name="P3">Data Block</text:p>
          </draw:text-box>
        </draw:frame>
        <draw:frame draw:style-name="gr4" draw:text-style-name="P3" draw:layer="layout" svg:width="2.525cm" svg:height="0.611cm" svg:x="24.725cm" svg:y="18.389cm">
          <draw:text-box>
            <text:p text:style-name="P3">Data B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ext2" xlink:href="Pictures/1000000000000400000002A9B823C8F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le" style:family="graphic" style:parent-style-name="standard">
      <style:graphic-properties draw:stroke="none" draw:fill="none"/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09T13:34:58.76</meta:creation-date>
    <dc:date>2012-01-09T14:35:40.70</dc:date>
    <meta:editing-duration>PT13M11S</meta:editing-duration>
    <meta:editing-cycles>2</meta:editing-cycles>
    <meta:generator>OpenOffice.org/3.3$Win32 OpenOffice.org_project/330m20$Build-9567</meta:generator>
    <meta:document-statistic meta:object-count="38"/>
  </office:meta>
</office:document-meta>
</file>